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Meeting with Thomas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3" calcext:value-type="date">
            <text:p>2025-05-2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 to run all centralized experiments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searched ideas for improvement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5" calcext:value-type="date">
            <text:p>2025-05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Experimented; Tried parallel auxiliary region processing on cloud server; Started writing</text:p>
          </table:table-cell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Experimented; Wrote about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rote script to clean install conda envs on servers</text:p>
          </table:table-cell>
          <table:table-cell table:style-name="ce35"/>
        </table:table-row>
        <table:table-row table:style-name="ro3">
          <table:table-cell table:style-name="ce20" office:value-type="date" office:date-value="2025-05-29" calcext:value-type="date">
            <text:p>2025-05-29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compound AI and feature extraction; Experimented; Rolled back parallel auxiliary-region processing on cloud server</text:p>
          </table:table-cell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map-matching and vehicle re-identification</text:p>
          </table:table-cell>
          <table:table-cell table:style-name="ce35"/>
        </table:table-row>
        <table:table-row table:style-name="ro6">
          <table:table-cell table:style-name="ce20" office:value-type="date" office:date-value="2025-05-31" calcext:value-type="date">
            <text:p>2025-05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Wrote about dataset contribution and evaluation method</text:p>
          </table:table-cell>
          <table:table-cell table:style-name="ce35"/>
        </table:table-row>
        <table:table-row table:style-name="ro4">
          <table:table-cell table:style-name="ce20" office:value-type="date" office:date-value="2025-06-01" calcext:value-type="date">
            <text:p>2025-06-01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Wrote about parallel map-matching and region processing on edge-servers; Wrote about acknowledgements; Wrote about AI-Tools; Wrote about road graph</text:p>
          </table:table-cell>
          <table:table-cell table:style-name="ce35"/>
        </table:table-row>
        <table:table-row table:style-name="ro3">
          <table:table-cell table:style-name="ce20" office:value-type="date" office:date-value="2025-06-02" calcext:value-type="date">
            <text:p>2025-06-02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region-partitioning; Implemented parallel merging; Rewrote run_distributed.sh script; Refactored notebooks</text:p>
          </table:table-cell>
          <table:table-cell table:style-name="ce35"/>
        </table:table-row>
        <table:table-row table:style-name="ro4">
          <table:table-cell table:style-name="ce20" office:value-type="date" office:date-value="2025-06-03" calcext:value-type="date">
            <text:p>2025-06-03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Wrote distributed VTR system, multi-modal clustering; Create system-overview image; Refactored code to pass by pickle instead of by path; Incorporated Thomas’ feedback</text:p>
          </table:table-cell>
          <table:table-cell table:style-name="ce35"/>
        </table:table-row>
        <table:table-row table:style-name="ro3">
          <table:table-cell table:style-name="ce20" office:value-type="date" office:date-value="2025-06-04" calcext:value-type="date">
            <text:p>2025-06-04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script to automatically run distributed experiments; Wrote about map-matching and communication</text:p>
          </table:table-cell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6-07" calcext:value-type="date">
            <text:p>2025-06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Wrote about across-region merging, parallel vehicle record cluster merging; Checked and rewrote contributions and background; Changed and resized images</text:p>
          </table:table-cell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Wrote about method/test setup</text:p>
          </table:table-cell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 office:value-type="string" calcext:value-type="string">
            <text:p>Wrote about results; Recorded experiment results</text:p>
          </table:table-cell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 office:value-type="string" calcext:value-type="string">
            <text:p>Wrote about results</text:p>
          </table:table-cell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 office:value-type="string" calcext:value-type="string">
            <text:p>Wrote about related work</text:p>
          </table:table-cell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 office:value-type="string" calcext:value-type="string">
            <text:p>Wrote conclusion and future work</text:p>
          </table:table-cell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 office:value-type="string" calcext:value-type="string">
            <text:p>Wrote introduction and abstract</text:p>
          </table:table-cell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77.25" calcext:value-type="float">
            <text:p>277.2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64047619047619" calcext:value-type="float">
            <text:p>2.64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21:34:24.3205073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6-08T21:35:17.694625991</dc:date>
    <meta:editing-duration>PT2H51M30S</meta:editing-duration>
    <meta:editing-cycles>136</meta:editing-cycles>
    <meta:generator>LibreOffice/24.2.7.2$Linux_X86_64 LibreOffice_project/420$Build-2</meta:generator>
    <meta:document-statistic meta:table-count="1" meta:cell-count="328" meta:object-count="0"/>
  </office:meta>
</office:document-meta>
</file>